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17.6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1.73mm"/>
    </style:style>
    <style:style style:name="co7" style:family="table-column">
      <style:table-column-properties fo:break-before="auto" style:column-width="50.0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6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value-type" style:repeat-content="false" fo:border="0.74pt solid #000000" style:vertical-align="top"/>
      <style:paragraph-properties fo:margin-left="0mm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mm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0.74pt solid #b2b2b2" style:vertical-align="middle"/>
      <style:paragraph-properties fo:text-align="center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5" style:family="table-cell" style:parent-style-name="Default" style:data-style-name="N111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55" style:family="table-cell" style:parent-style-name="Default">
      <style:table-cell-properties style:text-align-source="value-type" style:repeat-content="false"/>
      <style:paragraph-properties fo:margin-left="0mm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0.74pt solid #000000" style:vertical-align="automatic"/>
      <style:paragraph-properties fo:text-align="start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74pt solid #b2b2b2" style:vertical-align="automatic"/>
      <style:paragraph-properties fo:text-align="start" fo:margin-left="0mm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mm"/>
      <style:text-properties fo:font-size="11pt" fo:font-style="italic" style:font-size-asian="11pt" style:font-style-asian="italic" style:font-size-complex="11pt" style:font-style-complex="italic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ans1"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order="0.74pt solid #b2b2b2" style:vertical-align="middle"/>
      <style:paragraph-properties fo:text-align="start" fo:margin-left="0mm"/>
      <style:text-properties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1pt" fo:font-style="italic" style:font-size-asian="11pt" style:font-style-asian="italic" style:font-size-complex="11pt" style:font-style-complex="italic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fo:border="0.74pt solid #b2b2b2"/>
      <style:paragraph-properties fo:text-align="start" fo:margin-left="0mm"/>
      <style:text-properties fo:font-size="11pt" style:font-size-asian="11pt" style:font-size-complex="11pt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1pt" style:font-size-asian="11pt" style:font-size-complex="11pt"/>
    </style:style>
    <style:style style:name="ce70" style:family="table-cell" style:parent-style-name="Default" style:data-style-name="N99">
      <style:text-properties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8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>
      <style:text-properties fo:font-size="20pt" style:font-size-asian="20pt" style:font-size-complex="20pt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15pt" style:font-size-asian="15pt" style:font-size-complex="15pt"/>
    </style:style>
    <style:style style:name="T1" style:family="text">
      <style:text-properties style:font-name="Liberation Sans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(1-10) с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3" table:number-columns-repeated="3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1012" table:default-cell-style-name="ce3"/>
        <table:table-row table:style-name="ro1">
          <table:table-cell table:style-name="ce2" table:formula="of:=&quot;ПРОТОКОЛ ПОВЕРКИ&quot;  &amp; CHAR(10) &amp; &quot;СЕКУНДОМЕРА ЭЛЕКТРИЧЕСКОГО&quot; &amp; CHAR(10) &amp; &quot;№ &quot; &amp; [$Данные.B8]" office:value-type="string" office:string-value="ПРОТОКОЛ ПОВЕРКИ&#10;СЕКУНДОМЕРА ЭЛЕКТРИЧЕСКОГО&#10;№ " calcext:value-type="string" table:number-columns-spanned="12" table:number-rows-spanned="3">
            <text:p>ПРОТОКОЛ ПОВЕРКИ</text:p>
            <text:p>СЕКУНДОМЕРА ЭЛЕКТРИЧЕСКОГО</text:p>
            <text:p>№ </text:p>
          </table:table-cell>
          <table:covered-table-cell table:number-columns-repeated="6" table:style-name="ce55"/>
          <table:covered-table-cell table:number-columns-repeated="5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Наименование, тип:</text:p>
          </table:table-cell>
          <table:covered-table-cell table:number-columns-repeated="4" table:style-name="ce8"/>
          <table:table-cell table:style-name="ce6" table:formula="of:=[$Данные.B9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8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5" table:number-rows-spanned="1">
            <text:p>Заводской номер:</text:p>
          </table:table-cell>
          <table:covered-table-cell table:number-columns-repeated="4" table:style-name="ce8"/>
          <table:table-cell table:style-name="ce6" table:formula="of:=[$Данные.B10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Принадлежность:</text:p>
          </table:table-cell>
          <table:covered-table-cell table:number-columns-repeated="4" table:style-name="ce8"/>
          <table:table-cell table:style-name="ce6" table:formula="of:=[$Данные.B11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8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5" table:number-rows-spanned="1">
            <text:p>НТД по поверке:</text:p>
          </table:table-cell>
          <table:covered-table-cell table:number-columns-repeated="4" table:style-name="ce8"/>
          <table:table-cell table:style-name="ce39" office:value-type="string" calcext:value-type="string" table:number-columns-spanned="7" table:number-rows-spanned="1">
            <text:p>ГОСТ 8.423-81</text:p>
          </table:table-cell>
          <table:covered-table-cell table:number-columns-repeated="6" table:style-name="ce8"/>
          <table:table-cell table:number-columns-repeated="1012"/>
        </table:table-row>
        <table:table-row table:style-name="ro1">
          <table:table-cell table:style-name="ce9" office:value-type="string" calcext:value-type="string" table:number-columns-spanned="5" table:number-rows-spanned="2">
            <text:p>Применяемые эталоны:</text:p>
            <text:p>(средства измерений)</text:p>
          </table:table-cell>
          <table:covered-table-cell table:number-columns-repeated="4" table:style-name="ce8"/>
          <table:table-cell table:style-name="ce6" table:formula="of:=[$Данные.B12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8"/>
          <table:table-cell table:style-name="ce64"/>
          <table:table-cell table:number-columns-repeated="1011"/>
        </table:table-row>
        <table:table-row table:style-name="ro1">
          <table:covered-table-cell table:style-name="ce9"/>
          <table:covered-table-cell table:number-columns-repeated="4" table:style-name="ce8"/>
          <table:table-cell table:style-name="ce6" table:number-columns-spanned="7" table:number-rows-spanned="1"/>
          <table:covered-table-cell table:number-columns-repeated="6" table:style-name="ce8"/>
          <table:table-cell table:style-name="ce64"/>
          <table:table-cell table:number-columns-repeated="1011"/>
        </table:table-row>
        <table:table-row table:style-name="ro1">
          <table:table-cell table:style-name="ce7" office:value-type="string" calcext:value-type="string" table:number-columns-spanned="5" table:number-rows-spanned="2">
            <text:p>Условия поверки:</text:p>
          </table:table-cell>
          <table:covered-table-cell table:number-columns-repeated="4" table:style-name="ce8"/>
          <table:table-cell table:style-name="ce17" office:value-type="string" calcext:value-type="string" table:number-columns-spanned="2" table:number-rows-spanned="2">
            <text:p>Допуск</text:p>
          </table:table-cell>
          <table:covered-table-cell table:style-name="ce8"/>
          <table:table-cell table:style-name="ce31" office:value-type="string" calcext:value-type="string" table:number-columns-spanned="3" table:number-rows-spanned="2">
            <text:p>Измеренное значение</text:p>
          </table:table-cell>
          <table:covered-table-cell table:number-columns-repeated="2" table:style-name="ce31"/>
          <table:table-cell table:style-name="ce31" office:value-type="string" calcext:value-type="string" table:number-columns-spanned="2" table:number-rows-spanned="2">
            <text:p>Средство контроля</text:p>
          </table:table-cell>
          <table:covered-table-cell table:style-name="ce31"/>
          <table:table-cell table:number-columns-repeated="1012"/>
        </table:table-row>
        <table:table-row table:style-name="ro1">
          <table:covered-table-cell table:number-columns-repeated="7" table:style-name="ce8"/>
          <table:covered-table-cell table:number-columns-repeated="5" table:style-name="ce31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температура,°C </text:p>
          </table:table-cell>
          <table:covered-table-cell table:number-columns-repeated="4" table:style-name="ce8"/>
          <table:table-cell table:style-name="ce17" office:value-type="string" calcext:value-type="string" table:number-columns-spanned="2" table:number-rows-spanned="1">
            <text:p>15...25</text:p>
          </table:table-cell>
          <table:covered-table-cell table:style-name="ce8"/>
          <table:table-cell table:style-name="ce17" table:formula="of:=[$Данные.B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17" table:formula="of:=[$Данные.B16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влажность, %</text:p>
          </table:table-cell>
          <table:covered-table-cell table:number-columns-repeated="4" table:style-name="ce8"/>
          <table:table-cell table:style-name="ce17" office:value-type="string" calcext:value-type="string" table:number-columns-spanned="2" table:number-rows-spanned="1">
            <text:p>50...80</text:p>
          </table:table-cell>
          <table:covered-table-cell table:style-name="ce8"/>
          <table:table-cell table:style-name="ce17" table:formula="of:=[$Данные.B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17" table:formula="of:=[$Данные.B18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давление, мм рт.ст.</text:p>
          </table:table-cell>
          <table:covered-table-cell table:number-columns-repeated="4" table:style-name="ce16"/>
          <table:table-cell table:style-name="ce17" office:value-type="string" calcext:value-type="string" table:number-columns-spanned="2" table:number-rows-spanned="1">
            <text:p>630...795</text:p>
          </table:table-cell>
          <table:covered-table-cell table:style-name="ce16"/>
          <table:table-cell table:style-name="ce17" table:formula="of:=[$Данные.B19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17" table:formula="of:=[$Данные.B20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напряжение сети питания, В</text:p>
          </table:table-cell>
          <table:covered-table-cell table:number-columns-repeated="4" table:style-name="ce16"/>
          <table:table-cell table:style-name="ce17" office:value-type="string" calcext:value-type="string" table:number-columns-spanned="2" table:number-rows-spanned="1">
            <text:p>198,0...242,0</text:p>
          </table:table-cell>
          <table:covered-table-cell table:style-name="ce16"/>
          <table:table-cell table:style-name="ce17" table:formula="of:=[$Данные.B21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17" table:formula="of:=[$Данные.B22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частота сети питания, Гц</text:p>
          </table:table-cell>
          <table:covered-table-cell table:number-columns-repeated="4" table:style-name="ce16"/>
          <table:table-cell table:style-name="ce17" office:value-type="string" calcext:value-type="string" table:number-columns-spanned="2" table:number-rows-spanned="1">
            <text:p>49,0...51,0</text:p>
          </table:table-cell>
          <table:covered-table-cell table:style-name="ce16"/>
          <table:table-cell table:style-name="ce17" table:formula="of:=[$Данные.B2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17" table:formula="of:=[$Данные.B24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12"/>
          <table:table-cell table:style-name="ce22" table:number-columns-repeated="6"/>
          <table:table-cell table:style-name="ce33" table:number-columns-repeated="5"/>
          <table:table-cell table:number-columns-repeated="1012"/>
        </table:table-row>
        <table:table-row table:style-name="ro1">
          <table:table-cell table:style-name="ce12" office:value-type="string" calcext:value-type="string" table:number-columns-spanned="12" table:number-rows-spanned="1">
            <text:p>Операции поверки:</text:p>
          </table:table-cell>
          <table:covered-table-cell table:number-columns-repeated="6" table:style-name="ce22"/>
          <table:covered-table-cell table:number-columns-repeated="5" table:style-name="ce33"/>
          <table:table-cell table:number-columns-repeated="1012"/>
        </table:table-row>
        <table:table-row table:style-name="ro1">
          <table:table-cell table:style-name="ce12"/>
          <table:table-cell table:style-name="ce22" table:number-columns-repeated="6"/>
          <table:table-cell table:style-name="ce33" table:number-columns-repeated="5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3" table:number-rows-spanned="1">
            <text:p>1. Внешний осмотр:</text:p>
          </table:table-cell>
          <table:covered-table-cell table:number-columns-repeated="2" table:style-name="ce19"/>
          <table:table-cell table:style-name="ce32" table:formula="of:=[$Данные.B25]" office:value-type="float" office:value="0" calcext:value-type="float" table:number-columns-spanned="9" table:number-rows-spanned="1">
            <text:p>0</text:p>
          </table:table-cell>
          <table:covered-table-cell table:number-columns-repeated="3" table:style-name="ce19"/>
          <table:covered-table-cell table:number-columns-repeated="5" table:style-name="ce46"/>
          <table:table-cell table:number-columns-repeated="1012"/>
        </table:table-row>
        <table:table-row table:style-name="ro1">
          <table:table-cell table:style-name="ce10" table:number-columns-spanned="3" table:number-rows-spanned="1"/>
          <table:covered-table-cell table:number-columns-repeated="2" table:style-name="ce19"/>
          <table:table-cell table:style-name="ce13" table:number-columns-spanned="9" table:number-rows-spanned="1"/>
          <table:covered-table-cell table:number-columns-repeated="3" table:style-name="ce19"/>
          <table:covered-table-cell table:number-columns-repeated="5" table:style-name="ce46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3" table:number-rows-spanned="1">
            <text:p>2. Опробование:</text:p>
          </table:table-cell>
          <table:covered-table-cell table:number-columns-repeated="2" table:style-name="ce19"/>
          <table:table-cell table:style-name="ce32" table:formula="of:=[$Данные.B26]" office:value-type="float" office:value="0" calcext:value-type="float" table:number-columns-spanned="9" table:number-rows-spanned="1">
            <text:p>0</text:p>
          </table:table-cell>
          <table:covered-table-cell table:number-columns-repeated="3" table:style-name="ce19"/>
          <table:covered-table-cell table:number-columns-repeated="5" table:style-name="ce46"/>
          <table:table-cell table:number-columns-repeated="1012"/>
        </table:table-row>
        <table:table-row table:style-name="ro1">
          <table:table-cell table:style-name="ce12"/>
          <table:table-cell table:style-name="ce22" table:number-columns-repeated="6"/>
          <table:table-cell table:style-name="ce33" table:number-columns-repeated="5"/>
          <table:table-cell table:number-columns-repeated="1012"/>
        </table:table-row>
        <table:table-row table:style-name="ro1">
          <table:table-cell table:style-name="ce12" office:value-type="string" calcext:value-type="string" table:number-columns-spanned="12" table:number-rows-spanned="1">
            <text:p>3. Определение метрологических характеристик</text:p>
          </table:table-cell>
          <table:covered-table-cell table:number-columns-repeated="6" table:style-name="ce22"/>
          <table:covered-table-cell table:number-columns-repeated="5" table:style-name="ce33"/>
          <table:table-cell table:number-columns-repeated="4"/>
          <table:table-cell table:style-name="ce70"/>
          <table:table-cell table:number-columns-repeated="1007"/>
        </table:table-row>
        <table:table-row table:style-name="ro1">
          <table:table-cell table:style-name="ce12"/>
          <table:table-cell table:style-name="ce22" table:number-columns-repeated="6"/>
          <table:table-cell table:style-name="ce33" table:number-columns-repeated="5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3" table:number-rows-spanned="1">
            <text:p>Поверяемая отметка</text:p>
          </table:table-cell>
          <table:covered-table-cell table:number-columns-repeated="2" table:style-name="ce16"/>
          <table:table-cell table:style-name="ce17" office:value-type="string" calcext:value-type="string" table:number-columns-spanned="4" table:number-rows-spanned="1">
            <text:p>Допускаемое значение, с</text:p>
          </table:table-cell>
          <table:covered-table-cell table:number-columns-repeated="3" table:style-name="ce16"/>
          <table:table-cell table:style-name="ce17" office:value-type="string" calcext:value-type="string" table:number-columns-spanned="5" table:number-rows-spanned="1">
            <text:p>Абсолютная погрешность, с</text:p>
          </table:table-cell>
          <table:covered-table-cell table:style-name="ce17"/>
          <table:covered-table-cell table:number-columns-repeated="3" table:style-name="ce8"/>
          <table:table-cell table:number-columns-repeated="1012"/>
        </table:table-row>
        <table:table-row table:style-name="ro1">
          <table:table-cell table:style-name="ce17" office:value-type="float" office:value="0.1" calcext:value-type="float" table:number-columns-spanned="3" table:number-rows-spanned="1">
            <text:p>0,1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03</text:p>
          </table:table-cell>
          <table:covered-table-cell table:number-columns-repeated="3" table:style-name="ce16"/>
          <table:table-cell table:style-name="ce17" table:formula="of:=[$Данные.B4] - 0.1" office:value-type="float" office:value="-0.1" calcext:value-type="float" table:number-columns-spanned="5" table:number-rows-spanned="1">
            <text:p>-0,1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7" office:value-type="float" office:value="0.2" calcext:value-type="float" table:number-columns-spanned="3" table:number-rows-spanned="1">
            <text:p>0,2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03</text:p>
          </table:table-cell>
          <table:covered-table-cell table:number-columns-repeated="3" table:style-name="ce16"/>
          <table:table-cell table:style-name="ce17" table:formula="of:=[$Данные.C4] - 0.2" office:value-type="float" office:value="-0.2" calcext:value-type="float" table:number-columns-spanned="5" table:number-rows-spanned="1">
            <text:p>-0,2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7" office:value-type="float" office:value="0.3" calcext:value-type="float" table:number-columns-spanned="3" table:number-rows-spanned="1">
            <text:p>0,3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03</text:p>
          </table:table-cell>
          <table:covered-table-cell table:number-columns-repeated="3" table:style-name="ce16"/>
          <table:table-cell table:style-name="ce17" table:formula="of:=[$Данные.D4] - 0.3" office:value-type="float" office:value="-0.3" calcext:value-type="float" table:number-columns-spanned="5" table:number-rows-spanned="1">
            <text:p>-0,3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7" office:value-type="float" office:value="0.4" calcext:value-type="float" table:number-columns-spanned="3" table:number-rows-spanned="1">
            <text:p>0,4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03</text:p>
          </table:table-cell>
          <table:covered-table-cell table:number-columns-repeated="3" table:style-name="ce16"/>
          <table:table-cell table:style-name="ce17" table:formula="of:=[$Данные.E4] - 0.4" office:value-type="float" office:value="-0.4" calcext:value-type="float" table:number-columns-spanned="5" table:number-rows-spanned="1">
            <text:p>-0,4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7" office:value-type="float" office:value="0.5" calcext:value-type="float" table:number-columns-spanned="3" table:number-rows-spanned="1">
            <text:p>0,5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03</text:p>
          </table:table-cell>
          <table:covered-table-cell table:number-columns-repeated="3" table:style-name="ce16"/>
          <table:table-cell table:style-name="ce17" table:formula="of:=[$Данные.F4] - 0.5" office:value-type="float" office:value="-0.5" calcext:value-type="float" table:number-columns-spanned="5" table:number-rows-spanned="1">
            <text:p>-0,5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7" office:value-type="float" office:value="0.6" calcext:value-type="float" table:number-columns-spanned="3" table:number-rows-spanned="1">
            <text:p>0,6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03</text:p>
          </table:table-cell>
          <table:covered-table-cell table:number-columns-repeated="3" table:style-name="ce16"/>
          <table:table-cell table:style-name="ce17" table:formula="of:=[$Данные.G4] - 0.6" office:value-type="float" office:value="-0.6" calcext:value-type="float" table:number-columns-spanned="5" table:number-rows-spanned="1">
            <text:p>-0,6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7" office:value-type="float" office:value="0.7" calcext:value-type="float" table:number-columns-spanned="3" table:number-rows-spanned="1">
            <text:p>0,7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03</text:p>
          </table:table-cell>
          <table:covered-table-cell table:number-columns-repeated="3" table:style-name="ce16"/>
          <table:table-cell table:style-name="ce17" table:formula="of:=[$Данные.H4] - 0.7" office:value-type="float" office:value="-0.7" calcext:value-type="float" table:number-columns-spanned="5" table:number-rows-spanned="1">
            <text:p>-0,7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7" office:value-type="float" office:value="0.8" calcext:value-type="float" table:number-columns-spanned="3" table:number-rows-spanned="1">
            <text:p>0,8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03</text:p>
          </table:table-cell>
          <table:covered-table-cell table:number-columns-repeated="3" table:style-name="ce16"/>
          <table:table-cell table:style-name="ce17" table:formula="of:=[$Данные.I4] - 0.8" office:value-type="float" office:value="-0.8" calcext:value-type="float" table:number-columns-spanned="5" table:number-rows-spanned="1">
            <text:p>-0,8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7" office:value-type="float" office:value="0.9" calcext:value-type="float" table:number-columns-spanned="3" table:number-rows-spanned="1">
            <text:p>0,9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03</text:p>
          </table:table-cell>
          <table:covered-table-cell table:number-columns-repeated="3" table:style-name="ce16"/>
          <table:table-cell table:style-name="ce17" table:formula="of:=[$Данные.J4] - 0.9" office:value-type="float" office:value="-0.9" calcext:value-type="float" table:number-columns-spanned="5" table:number-rows-spanned="1">
            <text:p>-0,9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5" office:value-type="float" office:value="1" calcext:value-type="float" table:number-columns-spanned="3" table:number-rows-spanned="1">
            <text:p>1,0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03</text:p>
          </table:table-cell>
          <table:covered-table-cell table:number-columns-repeated="3" table:style-name="ce16"/>
          <table:table-cell table:style-name="ce17" table:formula="of:=[$Данные.K4] - 1" office:value-type="float" office:value="-1" calcext:value-type="float" table:number-columns-spanned="5" table:number-rows-spanned="1">
            <text:p>-1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5" office:value-type="float" office:value="5" calcext:value-type="float" table:number-columns-spanned="3" table:number-rows-spanned="1">
            <text:p>5,0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05</text:p>
          </table:table-cell>
          <table:covered-table-cell table:number-columns-repeated="3" table:style-name="ce16"/>
          <table:table-cell table:style-name="ce17" table:formula="of:=[$Данные.L4] - 5" office:value-type="float" office:value="-5" calcext:value-type="float" table:number-columns-spanned="5" table:number-rows-spanned="1">
            <text:p>-5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5" office:value-type="float" office:value="10" calcext:value-type="float" table:number-columns-spanned="3" table:number-rows-spanned="1">
            <text:p>10,0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05</text:p>
          </table:table-cell>
          <table:covered-table-cell table:number-columns-repeated="3" table:style-name="ce16"/>
          <table:table-cell table:style-name="ce17" table:formula="of:=[$Данные.M4] - 10" office:value-type="float" office:value="-10" calcext:value-type="float" table:number-columns-spanned="5" table:number-rows-spanned="1">
            <text:p>-10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3" table:number-rows-spanned="1">
            <text:p>Результаты поверки:</text:p>
          </table:table-cell>
          <table:covered-table-cell table:number-columns-repeated="2" table:style-name="ce19"/>
          <table:table-cell table:style-name="ce27" table:formula="of:=IF(OR(ABS([.H27])&gt;0.03;ABS([.H28])&gt;0.03;ABS([.H29])&gt;0.03;ABS([.H30])&gt;0.03; ABS([.H31])&gt;0.03; ABS([.H32])&gt;0.03; ABS([.H33])&gt;0.03; ABS([.H34])&gt;0.03;ABS([.H35])&gt;0.03 ; ABS([.H36])&gt;0.03; ABS([.H37])&gt;0.05;ABS([.H38])&gt;0.05); &quot;Брак&quot;;&quot;Годен&quot;)" office:value-type="string" office:string-value="Брак" calcext:value-type="string" table:number-columns-spanned="9" table:number-rows-spanned="1">
            <text:p>Брак</text:p>
          </table:table-cell>
          <table:covered-table-cell table:number-columns-repeated="3" table:style-name="ce19"/>
          <table:covered-table-cell table:number-columns-repeated="5" table:style-name="ce46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2" table:formula="of:=&quot;Поверитель: &quot; &amp; [$Данные.B14]" office:value-type="string" office:string-value="Поверитель: " calcext:value-type="string" table:number-columns-spanned="12" table:number-rows-spanned="1">
            <text:p>Поверитель: 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2" table:formula="of:=&quot;Дата поверки: &quot; &amp; DAY(DATEVALUE(LEFT([$Данные.B2]; 5) &amp; &quot;-&quot; &amp; MID([$Данные.B2]; 7; 2) &amp; &quot;-&quot; &amp; MID([$Данные.B2]; 10; 2))) &amp; &quot;.&quot; &amp; MONTH(DATEVALUE(LEFT([$Данные.B2]; 5) &amp; &quot;-&quot; &amp; MID([$Данные.B2]; 7; 2) &amp; &quot;-&quot; &amp; MID([$Данные.B2]; 10; 2)))  &amp; &quot;.&quot; &amp; YEAR(DATEVALUE(LEFT([$Данные.B2]; 5) &amp; &quot;-&quot; &amp; MID([$Данные.B2]; 7; 2) &amp; &quot;-&quot; &amp; MID([$Данные.B2]; 10; 2)))" office:value-type="string" office:string-value="" calcext:value-type="error" table:number-columns-spanned="12" table:number-rows-spanned="1">
            <text:p>Ошибка:502</text:p>
          </table:table-cell>
          <table:covered-table-cell table:number-columns-repeated="11"/>
          <table:table-cell table:number-columns-repeated="101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,1 c - 10 мин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3" table:number-columns-repeated="3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1012" table:default-cell-style-name="ce3"/>
        <table:table-row table:style-name="ro1">
          <table:table-cell table:style-name="ce2" table:formula="of:=&quot;ПРОТОКОЛ ПОВЕРКИ&quot;  &amp; CHAR(10) &amp; &quot;СЕКУНДОМЕРА ЭЛЕКТРИЧЕСКОГО&quot; &amp; CHAR(10) &amp; &quot;№ &quot; &amp; [$Данные.B8]" office:value-type="string" office:string-value="ПРОТОКОЛ ПОВЕРКИ&#10;СЕКУНДОМЕРА ЭЛЕКТРИЧЕСКОГО&#10;№ " calcext:value-type="string" table:number-columns-spanned="12" table:number-rows-spanned="3">
            <text:p>ПРОТОКОЛ ПОВЕРКИ</text:p>
            <text:p>СЕКУНДОМЕРА ЭЛЕКТРИЧЕСКОГО</text:p>
            <text:p>№ </text:p>
          </table:table-cell>
          <table:covered-table-cell table:number-columns-repeated="6" table:style-name="ce55"/>
          <table:covered-table-cell table:number-columns-repeated="5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Наименование, тип:</text:p>
          </table:table-cell>
          <table:covered-table-cell table:number-columns-repeated="4" table:style-name="ce8"/>
          <table:table-cell table:style-name="ce4" table:formula="of:=[$Данные.B9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8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5" table:number-rows-spanned="1">
            <text:p>Заводской номер:</text:p>
          </table:table-cell>
          <table:covered-table-cell table:number-columns-repeated="4" table:style-name="ce8"/>
          <table:table-cell table:style-name="ce4" table:formula="of:=[$Данные.B10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Принадлежность:</text:p>
          </table:table-cell>
          <table:covered-table-cell table:number-columns-repeated="4" table:style-name="ce8"/>
          <table:table-cell table:style-name="ce4" table:formula="of:=[$Данные.B11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8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5" table:number-rows-spanned="1">
            <text:p>НТД по поверке:</text:p>
          </table:table-cell>
          <table:covered-table-cell table:number-columns-repeated="4" table:style-name="ce8"/>
          <table:table-cell table:style-name="ce39" office:value-type="string" calcext:value-type="string" table:number-columns-spanned="7" table:number-rows-spanned="1">
            <text:p>ГОСТ 8.423-81</text:p>
          </table:table-cell>
          <table:covered-table-cell table:number-columns-repeated="6" table:style-name="ce8"/>
          <table:table-cell table:number-columns-repeated="1012"/>
        </table:table-row>
        <table:table-row table:style-name="ro1">
          <table:table-cell table:style-name="ce9" office:value-type="string" calcext:value-type="string" table:number-columns-spanned="5" table:number-rows-spanned="2">
            <text:p>Применяемые эталоны:</text:p>
            <text:p>(средства измерений)</text:p>
          </table:table-cell>
          <table:covered-table-cell table:number-columns-repeated="4" table:style-name="ce8"/>
          <table:table-cell table:style-name="ce4" table:formula="of:=[$Данные.B12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8"/>
          <table:table-cell table:style-name="ce64"/>
          <table:table-cell table:number-columns-repeated="1011"/>
        </table:table-row>
        <table:table-row table:style-name="ro1">
          <table:covered-table-cell table:style-name="ce9"/>
          <table:covered-table-cell table:number-columns-repeated="4" table:style-name="ce8"/>
          <table:table-cell table:style-name="ce4" table:number-columns-spanned="7" table:number-rows-spanned="1"/>
          <table:covered-table-cell table:number-columns-repeated="6" table:style-name="ce8"/>
          <table:table-cell table:style-name="ce64"/>
          <table:table-cell table:number-columns-repeated="1011"/>
        </table:table-row>
        <table:table-row table:style-name="ro1">
          <table:table-cell table:style-name="ce7" office:value-type="string" calcext:value-type="string" table:number-columns-spanned="5" table:number-rows-spanned="2">
            <text:p>Условия поверки:</text:p>
          </table:table-cell>
          <table:covered-table-cell table:number-columns-repeated="4" table:style-name="ce8"/>
          <table:table-cell table:style-name="ce17" office:value-type="string" calcext:value-type="string" table:number-columns-spanned="2" table:number-rows-spanned="2">
            <text:p>Допуск</text:p>
          </table:table-cell>
          <table:covered-table-cell table:style-name="ce8"/>
          <table:table-cell table:style-name="ce31" office:value-type="string" calcext:value-type="string" table:number-columns-spanned="3" table:number-rows-spanned="2">
            <text:p>Измеренное значение</text:p>
          </table:table-cell>
          <table:covered-table-cell table:number-columns-repeated="2" table:style-name="ce31"/>
          <table:table-cell table:style-name="ce31" office:value-type="string" calcext:value-type="string" table:number-columns-spanned="2" table:number-rows-spanned="2">
            <text:p>Средство контроля</text:p>
          </table:table-cell>
          <table:covered-table-cell table:style-name="ce31"/>
          <table:table-cell table:number-columns-repeated="1012"/>
        </table:table-row>
        <table:table-row table:style-name="ro1">
          <table:covered-table-cell table:number-columns-repeated="7" table:style-name="ce8"/>
          <table:covered-table-cell table:number-columns-repeated="5" table:style-name="ce31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температура,°C </text:p>
          </table:table-cell>
          <table:covered-table-cell table:number-columns-repeated="4" table:style-name="ce8"/>
          <table:table-cell table:style-name="ce17" office:value-type="string" calcext:value-type="string" table:number-columns-spanned="2" table:number-rows-spanned="1">
            <text:p>15...25</text:p>
          </table:table-cell>
          <table:covered-table-cell table:style-name="ce8"/>
          <table:table-cell table:style-name="ce17" table:formula="of:=[$Данные.B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17" table:formula="of:=[$Данные.B16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влажность, %</text:p>
          </table:table-cell>
          <table:covered-table-cell table:number-columns-repeated="4" table:style-name="ce8"/>
          <table:table-cell table:style-name="ce17" office:value-type="string" calcext:value-type="string" table:number-columns-spanned="2" table:number-rows-spanned="1">
            <text:p>50...80</text:p>
          </table:table-cell>
          <table:covered-table-cell table:style-name="ce8"/>
          <table:table-cell table:style-name="ce17" table:formula="of:=[$Данные.B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17" table:formula="of:=[$Данные.B18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давление, мм рт.ст.</text:p>
          </table:table-cell>
          <table:covered-table-cell table:number-columns-repeated="4" table:style-name="ce16"/>
          <table:table-cell table:style-name="ce17" office:value-type="string" calcext:value-type="string" table:number-columns-spanned="2" table:number-rows-spanned="1">
            <text:p>630...795</text:p>
          </table:table-cell>
          <table:covered-table-cell table:style-name="ce16"/>
          <table:table-cell table:style-name="ce17" table:formula="of:=[$Данные.B19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17" table:formula="of:=[$Данные.B20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напряжение сети питания, В</text:p>
          </table:table-cell>
          <table:covered-table-cell table:number-columns-repeated="4" table:style-name="ce16"/>
          <table:table-cell table:style-name="ce17" office:value-type="string" calcext:value-type="string" table:number-columns-spanned="2" table:number-rows-spanned="1">
            <text:p>198,0...242,0</text:p>
          </table:table-cell>
          <table:covered-table-cell table:style-name="ce16"/>
          <table:table-cell table:style-name="ce17" table:formula="of:=[$Данные.B21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17" table:formula="of:=[$Данные.B22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частота сети питания, Гц</text:p>
          </table:table-cell>
          <table:covered-table-cell table:number-columns-repeated="4" table:style-name="ce16"/>
          <table:table-cell table:style-name="ce17" office:value-type="string" calcext:value-type="string" table:number-columns-spanned="2" table:number-rows-spanned="1">
            <text:p>49,0...51,0</text:p>
          </table:table-cell>
          <table:covered-table-cell table:style-name="ce16"/>
          <table:table-cell table:style-name="ce17" table:formula="of:=[$Данные.B2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17" table:formula="of:=[$Данные.B24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12"/>
          <table:table-cell table:style-name="ce22" table:number-columns-repeated="6"/>
          <table:table-cell table:style-name="ce33" table:number-columns-repeated="5"/>
          <table:table-cell table:number-columns-repeated="1012"/>
        </table:table-row>
        <table:table-row table:style-name="ro1">
          <table:table-cell table:style-name="ce12" office:value-type="string" calcext:value-type="string" table:number-columns-spanned="12" table:number-rows-spanned="1">
            <text:p>Операции поверки:</text:p>
          </table:table-cell>
          <table:covered-table-cell table:number-columns-repeated="6" table:style-name="ce22"/>
          <table:covered-table-cell table:number-columns-repeated="5" table:style-name="ce33"/>
          <table:table-cell table:number-columns-repeated="1012"/>
        </table:table-row>
        <table:table-row table:style-name="ro1">
          <table:table-cell table:style-name="ce12"/>
          <table:table-cell table:style-name="ce22" table:number-columns-repeated="6"/>
          <table:table-cell table:style-name="ce33" table:number-columns-repeated="5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3" table:number-rows-spanned="1">
            <text:p>1. Внешний осмотр:</text:p>
          </table:table-cell>
          <table:covered-table-cell table:number-columns-repeated="2" table:style-name="ce19"/>
          <table:table-cell table:style-name="ce32" table:formula="of:=[$Данные.B25]" office:value-type="float" office:value="0" calcext:value-type="float" table:number-columns-spanned="9" table:number-rows-spanned="1">
            <text:p>0</text:p>
          </table:table-cell>
          <table:covered-table-cell table:number-columns-repeated="3" table:style-name="ce19"/>
          <table:covered-table-cell table:number-columns-repeated="5" table:style-name="ce46"/>
          <table:table-cell table:number-columns-repeated="1012"/>
        </table:table-row>
        <table:table-row table:style-name="ro1">
          <table:table-cell table:style-name="ce10" table:number-columns-spanned="3" table:number-rows-spanned="1"/>
          <table:covered-table-cell table:number-columns-repeated="2" table:style-name="ce19"/>
          <table:table-cell table:style-name="ce13" table:number-columns-spanned="9" table:number-rows-spanned="1"/>
          <table:covered-table-cell table:number-columns-repeated="3" table:style-name="ce19"/>
          <table:covered-table-cell table:number-columns-repeated="5" table:style-name="ce46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3" table:number-rows-spanned="1">
            <text:p>2. Опробование:</text:p>
          </table:table-cell>
          <table:covered-table-cell table:number-columns-repeated="2" table:style-name="ce19"/>
          <table:table-cell table:style-name="ce32" table:formula="of:=[$Данные.B26]" office:value-type="float" office:value="0" calcext:value-type="float" table:number-columns-spanned="9" table:number-rows-spanned="1">
            <text:p>0</text:p>
          </table:table-cell>
          <table:covered-table-cell table:number-columns-repeated="3" table:style-name="ce19"/>
          <table:covered-table-cell table:number-columns-repeated="5" table:style-name="ce46"/>
          <table:table-cell table:number-columns-repeated="1012"/>
        </table:table-row>
        <table:table-row table:style-name="ro1">
          <table:table-cell table:style-name="ce12"/>
          <table:table-cell table:style-name="ce22" table:number-columns-repeated="6"/>
          <table:table-cell table:style-name="ce33" table:number-columns-repeated="5"/>
          <table:table-cell table:number-columns-repeated="1012"/>
        </table:table-row>
        <table:table-row table:style-name="ro1">
          <table:table-cell table:style-name="ce12" office:value-type="string" calcext:value-type="string" table:number-columns-spanned="12" table:number-rows-spanned="1">
            <text:p>3. Определение метрологических характеристик</text:p>
          </table:table-cell>
          <table:covered-table-cell table:number-columns-repeated="6" table:style-name="ce22"/>
          <table:covered-table-cell table:number-columns-repeated="5" table:style-name="ce33"/>
          <table:table-cell table:number-columns-repeated="4"/>
          <table:table-cell table:style-name="ce70"/>
          <table:table-cell table:number-columns-repeated="1007"/>
        </table:table-row>
        <table:table-row table:style-name="ro1">
          <table:table-cell table:style-name="ce12"/>
          <table:table-cell table:style-name="ce22" table:number-columns-repeated="6"/>
          <table:table-cell table:style-name="ce33" table:number-columns-repeated="5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3" table:number-rows-spanned="1">
            <text:p>Поверяемая отметка</text:p>
          </table:table-cell>
          <table:covered-table-cell table:number-columns-repeated="2" table:style-name="ce16"/>
          <table:table-cell table:style-name="ce17" office:value-type="string" calcext:value-type="string" table:number-columns-spanned="4" table:number-rows-spanned="1">
            <text:p>Допускаемое значение, с</text:p>
          </table:table-cell>
          <table:covered-table-cell table:number-columns-repeated="3" table:style-name="ce16"/>
          <table:table-cell table:style-name="ce17" office:value-type="string" calcext:value-type="string" table:number-columns-spanned="5" table:number-rows-spanned="1">
            <text:p>Абсолютная погрешность, с</text:p>
          </table:table-cell>
          <table:covered-table-cell table:style-name="ce17"/>
          <table:covered-table-cell table:number-columns-repeated="3" table:style-name="ce8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3" table:number-rows-spanned="1">
            <text:p>0,5 с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01</text:p>
          </table:table-cell>
          <table:covered-table-cell table:number-columns-repeated="3" table:style-name="ce16"/>
          <table:table-cell table:style-name="ce17" table:formula="of:=[$Данные.B4] - 0.5" office:value-type="float" office:value="-0.5" calcext:value-type="float" table:number-columns-spanned="5" table:number-rows-spanned="1">
            <text:p>-0,5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3" table:number-rows-spanned="1">
            <text:p>0,7 с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01</text:p>
          </table:table-cell>
          <table:covered-table-cell table:number-columns-repeated="3" table:style-name="ce16"/>
          <table:table-cell table:style-name="ce17" table:formula="of:=[$Данные.C4] - 0.7" office:value-type="float" office:value="-0.7" calcext:value-type="float" table:number-columns-spanned="5" table:number-rows-spanned="1">
            <text:p>-0,7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3" table:number-rows-spanned="1">
            <text:p>1,1 с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015</text:p>
          </table:table-cell>
          <table:covered-table-cell table:number-columns-repeated="3" table:style-name="ce16"/>
          <table:table-cell table:style-name="ce17" table:formula="of:=[$Данные.D4] - 1.1" office:value-type="float" office:value="-1.1" calcext:value-type="float" table:number-columns-spanned="5" table:number-rows-spanned="1">
            <text:p>-1,1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3" table:number-rows-spanned="1">
            <text:p>5,0 с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015</text:p>
          </table:table-cell>
          <table:covered-table-cell table:number-columns-repeated="3" table:style-name="ce16"/>
          <table:table-cell table:style-name="ce17" table:formula="of:=[$Данные.E4] - 5" office:value-type="float" office:value="-5" calcext:value-type="float" table:number-columns-spanned="5" table:number-rows-spanned="1">
            <text:p>-5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3" table:number-rows-spanned="1">
            <text:p>30 с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015</text:p>
          </table:table-cell>
          <table:covered-table-cell table:number-columns-repeated="3" table:style-name="ce16"/>
          <table:table-cell table:style-name="ce17" table:formula="of:=[$Данные.F4] - 30" office:value-type="float" office:value="-30" calcext:value-type="float" table:number-columns-spanned="5" table:number-rows-spanned="1">
            <text:p>-30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3" table:number-rows-spanned="1">
            <text:p>40 с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015</text:p>
          </table:table-cell>
          <table:covered-table-cell table:number-columns-repeated="3" table:style-name="ce16"/>
          <table:table-cell table:style-name="ce17" table:formula="of:=[$Данные.G4] - 40" office:value-type="float" office:value="-40" calcext:value-type="float" table:number-columns-spanned="5" table:number-rows-spanned="1">
            <text:p>-40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3" table:number-rows-spanned="1">
            <text:p>1 мин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015</text:p>
          </table:table-cell>
          <table:covered-table-cell table:number-columns-repeated="3" table:style-name="ce16"/>
          <table:table-cell table:style-name="ce17" table:formula="of:=[$Данные.H4] - 60" office:value-type="float" office:value="-60" calcext:value-type="float" table:number-columns-spanned="5" table:number-rows-spanned="1">
            <text:p>-60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3" table:number-rows-spanned="1">
            <text:p>5 мин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015</text:p>
          </table:table-cell>
          <table:covered-table-cell table:number-columns-repeated="3" table:style-name="ce16"/>
          <table:table-cell table:style-name="ce17" table:formula="of:=[$Данные.I4] - 300" office:value-type="float" office:value="-300" calcext:value-type="float" table:number-columns-spanned="5" table:number-rows-spanned="1">
            <text:p>-300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3" table:number-rows-spanned="1">
            <text:p>10 мин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015</text:p>
          </table:table-cell>
          <table:covered-table-cell table:number-columns-repeated="3" table:style-name="ce16"/>
          <table:table-cell table:style-name="ce17" table:formula="of:=[$Данные.J4] - 600" office:value-type="float" office:value="-600" calcext:value-type="float" table:number-columns-spanned="5" table:number-rows-spanned="1">
            <text:p>-600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37"/>
          <table:table-cell table:style-name="ce22" table:number-columns-repeated="6"/>
          <table:table-cell table:style-name="ce37"/>
          <table:table-cell table:style-name="ce33" table:number-columns-repeated="4"/>
          <table:table-cell table:number-columns-repeated="1012"/>
        </table:table-row>
        <table:table-row table:style-name="ro1">
          <table:table-cell table:style-name="ce37"/>
          <table:table-cell table:style-name="ce22" table:number-columns-repeated="6"/>
          <table:table-cell table:style-name="ce33" table:number-columns-repeated="5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3" table:number-rows-spanned="1">
            <text:p>Результаты поверки:</text:p>
          </table:table-cell>
          <table:covered-table-cell table:number-columns-repeated="2" table:style-name="ce19"/>
          <table:table-cell table:style-name="ce27" table:formula="of:=IF(OR(ABS([.H27])&gt;0.01;ABS([.H28])&gt;0.01;ABS([.H29])&gt;0.015;ABS([.H30])&gt;0.015;ABS([.H31])&gt;0.015;ABS([.H32])&gt;0.015;ABS([.H33])&gt;0.015;ABS([.H34])&gt;0.015;ABS([.H35])&gt;0.015); &quot;Брак&quot;;&quot;Годен&quot;)" office:value-type="string" office:string-value="Брак" calcext:value-type="string" table:number-columns-spanned="9" table:number-rows-spanned="1">
            <text:p>Брак</text:p>
          </table:table-cell>
          <table:covered-table-cell table:number-columns-repeated="3" table:style-name="ce19"/>
          <table:covered-table-cell table:number-columns-repeated="5" table:style-name="ce46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2" table:formula="of:=&quot;Поверитель: &quot; &amp; [$Данные.B14]" office:value-type="string" office:string-value="Поверитель: " calcext:value-type="string" table:number-columns-spanned="12" table:number-rows-spanned="1">
            <text:p>Поверитель: 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2" table:formula="of:=&quot;Дата поверки: &quot; &amp; DAY(DATEVALUE(LEFT([$Данные.B2]; 5) &amp; &quot;-&quot; &amp; MID([$Данные.B2]; 7; 2) &amp; &quot;-&quot; &amp; MID([$Данные.B2]; 10; 2))) &amp; &quot;.&quot; &amp; MONTH(DATEVALUE(LEFT([$Данные.B2]; 5) &amp; &quot;-&quot; &amp; MID([$Данные.B2]; 7; 2) &amp; &quot;-&quot; &amp; MID([$Данные.B2]; 10; 2)))  &amp; &quot;.&quot; &amp; YEAR(DATEVALUE(LEFT([$Данные.B2]; 5) &amp; &quot;-&quot; &amp; MID([$Данные.B2]; 7; 2) &amp; &quot;-&quot; &amp; MID([$Данные.B2]; 10; 2)))" office:value-type="string" office:string-value="" calcext:value-type="error" table:number-columns-spanned="12" table:number-rows-spanned="1">
            <text:p>Ошибка:502</text:p>
          </table:table-cell>
          <table:covered-table-cell table:number-columns-repeated="11"/>
          <table:table-cell table:number-columns-repeated="101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0,3 -20) мин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3" table:number-columns-repeated="3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1012" table:default-cell-style-name="ce3"/>
        <table:table-row table:style-name="ro1">
          <table:table-cell table:style-name="ce2" table:formula="of:=&quot;ПРОТОКОЛ ПОВЕРКИ&quot;  &amp; CHAR(10) &amp; &quot;СЕКУНДОМЕРА ЭЛЕКТРИЧЕСКОГО&quot; &amp; CHAR(10) &amp; &quot;№ &quot; &amp; [$Данные.B8]" office:value-type="string" office:string-value="ПРОТОКОЛ ПОВЕРКИ&#10;СЕКУНДОМЕРА ЭЛЕКТРИЧЕСКОГО&#10;№ " calcext:value-type="string" table:number-columns-spanned="12" table:number-rows-spanned="3">
            <text:p>ПРОТОКОЛ ПОВЕРКИ</text:p>
            <text:p>СЕКУНДОМЕРА ЭЛЕКТРИЧЕСКОГО</text:p>
            <text:p>№ </text:p>
          </table:table-cell>
          <table:covered-table-cell table:number-columns-repeated="6" table:style-name="ce55"/>
          <table:covered-table-cell table:number-columns-repeated="5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Наименование, тип:</text:p>
          </table:table-cell>
          <table:covered-table-cell table:number-columns-repeated="4" table:style-name="ce8"/>
          <table:table-cell table:style-name="ce4" table:formula="of:=[$Данные.B9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8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5" table:number-rows-spanned="1">
            <text:p>Заводской номер:</text:p>
          </table:table-cell>
          <table:covered-table-cell table:number-columns-repeated="4" table:style-name="ce8"/>
          <table:table-cell table:style-name="ce4" table:formula="of:=[$Данные.B10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Принадлежность:</text:p>
          </table:table-cell>
          <table:covered-table-cell table:number-columns-repeated="4" table:style-name="ce8"/>
          <table:table-cell table:style-name="ce4" table:formula="of:=[$Данные.B11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8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5" table:number-rows-spanned="1">
            <text:p>НТД по поверке:</text:p>
          </table:table-cell>
          <table:covered-table-cell table:number-columns-repeated="4" table:style-name="ce8"/>
          <table:table-cell table:style-name="ce39" office:value-type="string" calcext:value-type="string" table:number-columns-spanned="7" table:number-rows-spanned="1">
            <text:p>ГОСТ 8.423-81</text:p>
          </table:table-cell>
          <table:covered-table-cell table:number-columns-repeated="6" table:style-name="ce8"/>
          <table:table-cell table:number-columns-repeated="1012"/>
        </table:table-row>
        <table:table-row table:style-name="ro1">
          <table:table-cell table:style-name="ce9" office:value-type="string" calcext:value-type="string" table:number-columns-spanned="5" table:number-rows-spanned="2">
            <text:p>Применяемые эталоны:</text:p>
            <text:p>(средства измерений)</text:p>
          </table:table-cell>
          <table:covered-table-cell table:number-columns-repeated="4" table:style-name="ce8"/>
          <table:table-cell table:style-name="ce4" table:formula="of:=[$Данные.B12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8"/>
          <table:table-cell table:style-name="ce64"/>
          <table:table-cell table:number-columns-repeated="1011"/>
        </table:table-row>
        <table:table-row table:style-name="ro1">
          <table:covered-table-cell table:style-name="ce9"/>
          <table:covered-table-cell table:number-columns-repeated="4" table:style-name="ce8"/>
          <table:table-cell table:style-name="ce4" table:number-columns-spanned="7" table:number-rows-spanned="1"/>
          <table:covered-table-cell table:number-columns-repeated="6" table:style-name="ce8"/>
          <table:table-cell table:style-name="ce64"/>
          <table:table-cell table:number-columns-repeated="1011"/>
        </table:table-row>
        <table:table-row table:style-name="ro1">
          <table:table-cell table:style-name="ce7" office:value-type="string" calcext:value-type="string" table:number-columns-spanned="5" table:number-rows-spanned="2">
            <text:p>Условия поверки:</text:p>
          </table:table-cell>
          <table:covered-table-cell table:number-columns-repeated="4" table:style-name="ce8"/>
          <table:table-cell table:style-name="ce17" office:value-type="string" calcext:value-type="string" table:number-columns-spanned="2" table:number-rows-spanned="2">
            <text:p>Допуск</text:p>
          </table:table-cell>
          <table:covered-table-cell table:style-name="ce8"/>
          <table:table-cell table:style-name="ce31" office:value-type="string" calcext:value-type="string" table:number-columns-spanned="3" table:number-rows-spanned="2">
            <text:p>Измеренное значение</text:p>
          </table:table-cell>
          <table:covered-table-cell table:number-columns-repeated="2" table:style-name="ce31"/>
          <table:table-cell table:style-name="ce31" office:value-type="string" calcext:value-type="string" table:number-columns-spanned="2" table:number-rows-spanned="2">
            <text:p>Средство контроля</text:p>
          </table:table-cell>
          <table:covered-table-cell table:style-name="ce31"/>
          <table:table-cell table:number-columns-repeated="1012"/>
        </table:table-row>
        <table:table-row table:style-name="ro1">
          <table:covered-table-cell table:number-columns-repeated="7" table:style-name="ce8"/>
          <table:covered-table-cell table:number-columns-repeated="5" table:style-name="ce31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температура,°C </text:p>
          </table:table-cell>
          <table:covered-table-cell table:number-columns-repeated="4" table:style-name="ce8"/>
          <table:table-cell table:style-name="ce17" office:value-type="string" calcext:value-type="string" table:number-columns-spanned="2" table:number-rows-spanned="1">
            <text:p>15...25</text:p>
          </table:table-cell>
          <table:covered-table-cell table:style-name="ce8"/>
          <table:table-cell table:style-name="ce17" table:formula="of:=[$Данные.B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17" table:formula="of:=[$Данные.B16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влажность, %</text:p>
          </table:table-cell>
          <table:covered-table-cell table:number-columns-repeated="4" table:style-name="ce8"/>
          <table:table-cell table:style-name="ce17" office:value-type="string" calcext:value-type="string" table:number-columns-spanned="2" table:number-rows-spanned="1">
            <text:p>50...80</text:p>
          </table:table-cell>
          <table:covered-table-cell table:style-name="ce8"/>
          <table:table-cell table:style-name="ce17" table:formula="of:=[$Данные.B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17" table:formula="of:=[$Данные.B18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давление, мм рт.ст.</text:p>
          </table:table-cell>
          <table:covered-table-cell table:number-columns-repeated="4" table:style-name="ce16"/>
          <table:table-cell table:style-name="ce17" office:value-type="string" calcext:value-type="string" table:number-columns-spanned="2" table:number-rows-spanned="1">
            <text:p>630...795</text:p>
          </table:table-cell>
          <table:covered-table-cell table:style-name="ce16"/>
          <table:table-cell table:style-name="ce17" table:formula="of:=[$Данные.B19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17" table:formula="of:=[$Данные.B20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напряжение сети питания, В</text:p>
          </table:table-cell>
          <table:covered-table-cell table:number-columns-repeated="4" table:style-name="ce16"/>
          <table:table-cell table:style-name="ce17" office:value-type="string" calcext:value-type="string" table:number-columns-spanned="2" table:number-rows-spanned="1">
            <text:p>198,0...242,0</text:p>
          </table:table-cell>
          <table:covered-table-cell table:style-name="ce16"/>
          <table:table-cell table:style-name="ce17" table:formula="of:=[$Данные.B21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17" table:formula="of:=[$Данные.B22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частота сети питания, Гц</text:p>
          </table:table-cell>
          <table:covered-table-cell table:number-columns-repeated="4" table:style-name="ce16"/>
          <table:table-cell table:style-name="ce17" office:value-type="string" calcext:value-type="string" table:number-columns-spanned="2" table:number-rows-spanned="1">
            <text:p>49,0...51,0</text:p>
          </table:table-cell>
          <table:covered-table-cell table:style-name="ce16"/>
          <table:table-cell table:style-name="ce17" table:formula="of:=[$Данные.B2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17" table:formula="of:=[$Данные.B24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12"/>
          <table:table-cell table:style-name="ce22" table:number-columns-repeated="6"/>
          <table:table-cell table:style-name="ce33" table:number-columns-repeated="5"/>
          <table:table-cell table:number-columns-repeated="1012"/>
        </table:table-row>
        <table:table-row table:style-name="ro1">
          <table:table-cell table:style-name="ce12" office:value-type="string" calcext:value-type="string" table:number-columns-spanned="12" table:number-rows-spanned="1">
            <text:p>Операции поверки:</text:p>
          </table:table-cell>
          <table:covered-table-cell table:number-columns-repeated="6" table:style-name="ce22"/>
          <table:covered-table-cell table:number-columns-repeated="5" table:style-name="ce33"/>
          <table:table-cell table:number-columns-repeated="1012"/>
        </table:table-row>
        <table:table-row table:style-name="ro1">
          <table:table-cell table:style-name="ce12"/>
          <table:table-cell table:style-name="ce22" table:number-columns-repeated="6"/>
          <table:table-cell table:style-name="ce33" table:number-columns-repeated="5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3" table:number-rows-spanned="1">
            <text:p>1. Внешний осмотр:</text:p>
          </table:table-cell>
          <table:covered-table-cell table:number-columns-repeated="2" table:style-name="ce19"/>
          <table:table-cell table:style-name="ce32" table:formula="of:=[$Данные.B25]" office:value-type="float" office:value="0" calcext:value-type="float" table:number-columns-spanned="9" table:number-rows-spanned="1">
            <text:p>0</text:p>
          </table:table-cell>
          <table:covered-table-cell table:number-columns-repeated="3" table:style-name="ce19"/>
          <table:covered-table-cell table:number-columns-repeated="5" table:style-name="ce46"/>
          <table:table-cell table:number-columns-repeated="1012"/>
        </table:table-row>
        <table:table-row table:style-name="ro1">
          <table:table-cell table:style-name="ce10" table:number-columns-spanned="3" table:number-rows-spanned="1"/>
          <table:covered-table-cell table:number-columns-repeated="2" table:style-name="ce19"/>
          <table:table-cell table:style-name="ce13" table:number-columns-spanned="9" table:number-rows-spanned="1"/>
          <table:covered-table-cell table:number-columns-repeated="3" table:style-name="ce19"/>
          <table:covered-table-cell table:number-columns-repeated="5" table:style-name="ce46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3" table:number-rows-spanned="1">
            <text:p>2. Опробование:</text:p>
          </table:table-cell>
          <table:covered-table-cell table:number-columns-repeated="2" table:style-name="ce19"/>
          <table:table-cell table:style-name="ce32" table:formula="of:=[$Данные.B26]" office:value-type="float" office:value="0" calcext:value-type="float" table:number-columns-spanned="9" table:number-rows-spanned="1">
            <text:p>0</text:p>
          </table:table-cell>
          <table:covered-table-cell table:number-columns-repeated="3" table:style-name="ce19"/>
          <table:covered-table-cell table:number-columns-repeated="5" table:style-name="ce46"/>
          <table:table-cell table:number-columns-repeated="1012"/>
        </table:table-row>
        <table:table-row table:style-name="ro1">
          <table:table-cell table:style-name="ce12"/>
          <table:table-cell table:style-name="ce22" table:number-columns-repeated="6"/>
          <table:table-cell table:style-name="ce33" table:number-columns-repeated="5"/>
          <table:table-cell table:number-columns-repeated="1012"/>
        </table:table-row>
        <table:table-row table:style-name="ro1">
          <table:table-cell table:style-name="ce12" office:value-type="string" calcext:value-type="string" table:number-columns-spanned="12" table:number-rows-spanned="1">
            <text:p>3. Определение метрологических характеристик</text:p>
          </table:table-cell>
          <table:covered-table-cell table:number-columns-repeated="6" table:style-name="ce22"/>
          <table:covered-table-cell table:number-columns-repeated="5" table:style-name="ce33"/>
          <table:table-cell table:number-columns-repeated="4"/>
          <table:table-cell table:style-name="ce70"/>
          <table:table-cell table:number-columns-repeated="1007"/>
        </table:table-row>
        <table:table-row table:style-name="ro1">
          <table:table-cell table:style-name="ce12"/>
          <table:table-cell table:style-name="ce22" table:number-columns-repeated="6"/>
          <table:table-cell table:style-name="ce33" table:number-columns-repeated="5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3" table:number-rows-spanned="1">
            <text:p>Поверяемая отметка</text:p>
          </table:table-cell>
          <table:covered-table-cell table:number-columns-repeated="2" table:style-name="ce16"/>
          <table:table-cell table:style-name="ce17" office:value-type="string" calcext:value-type="string" table:number-columns-spanned="4" table:number-rows-spanned="1">
            <text:p>Допускаемое значение, с</text:p>
          </table:table-cell>
          <table:covered-table-cell table:number-columns-repeated="3" table:style-name="ce16"/>
          <table:table-cell table:style-name="ce17" office:value-type="string" calcext:value-type="string" table:number-columns-spanned="5" table:number-rows-spanned="1">
            <text:p>Абсолютная погрешность, с</text:p>
          </table:table-cell>
          <table:covered-table-cell table:style-name="ce17"/>
          <table:covered-table-cell table:number-columns-repeated="3" table:style-name="ce8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3" table:number-rows-spanned="1">
            <text:p>22 с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1</text:p>
          </table:table-cell>
          <table:covered-table-cell table:number-columns-repeated="3" table:style-name="ce16"/>
          <table:table-cell table:style-name="ce38" table:formula="of:=[$Данные.B4] - 22" office:value-type="float" office:value="-22" calcext:value-type="float" table:number-columns-spanned="5" table:number-rows-spanned="1">
            <text:p>-22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3" table:number-rows-spanned="1">
            <text:p>30 с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1</text:p>
          </table:table-cell>
          <table:covered-table-cell table:number-columns-repeated="3" table:style-name="ce16"/>
          <table:table-cell table:style-name="ce17" table:formula="of:=[$Данные.C4] - 30" office:value-type="float" office:value="-30" calcext:value-type="float" table:number-columns-spanned="5" table:number-rows-spanned="1">
            <text:p>-30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3" table:number-rows-spanned="1">
            <text:p>1 мин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1</text:p>
          </table:table-cell>
          <table:covered-table-cell table:number-columns-repeated="3" table:style-name="ce16"/>
          <table:table-cell table:style-name="ce17" table:formula="of:=[$Данные.D4] - 60" office:value-type="float" office:value="-60" calcext:value-type="float" table:number-columns-spanned="5" table:number-rows-spanned="1">
            <text:p>-60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3" table:number-rows-spanned="1">
            <text:p>5 мин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1</text:p>
          </table:table-cell>
          <table:covered-table-cell table:number-columns-repeated="3" table:style-name="ce16"/>
          <table:table-cell table:style-name="ce17" table:formula="of:=[$Данные.E4] - 300" office:value-type="float" office:value="-300" calcext:value-type="float" table:number-columns-spanned="5" table:number-rows-spanned="1">
            <text:p>-300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3" table:number-rows-spanned="1">
            <text:p>10 мин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1</text:p>
          </table:table-cell>
          <table:covered-table-cell table:number-columns-repeated="3" table:style-name="ce16"/>
          <table:table-cell table:style-name="ce17" table:formula="of:=[$Данные.F4] - 600" office:value-type="float" office:value="-600" calcext:value-type="float" table:number-columns-spanned="5" table:number-rows-spanned="1">
            <text:p>-600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3" table:number-rows-spanned="1">
            <text:p>15 мин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1</text:p>
          </table:table-cell>
          <table:covered-table-cell table:number-columns-repeated="3" table:style-name="ce16"/>
          <table:table-cell table:style-name="ce17" table:formula="of:=[$Данные.G4] - 900" office:value-type="float" office:value="-900" calcext:value-type="float" table:number-columns-spanned="5" table:number-rows-spanned="1">
            <text:p>-900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3" table:number-rows-spanned="1">
            <text:p>20 мин</text:p>
          </table:table-cell>
          <table:covered-table-cell table:number-columns-repeated="2" table:style-name="ce16"/>
          <table:table-cell table:style-name="ce26" office:value-type="string" calcext:value-type="string" table:number-columns-spanned="4" table:number-rows-spanned="1">
            <text:p>±0,1</text:p>
          </table:table-cell>
          <table:covered-table-cell table:number-columns-repeated="3" table:style-name="ce16"/>
          <table:table-cell table:style-name="ce17" table:formula="of:=[$Данные.H4] - 1200" office:value-type="float" office:value="-1200" calcext:value-type="float" table:number-columns-spanned="5" table:number-rows-spanned="1">
            <text:p>-1200</text:p>
          </table:table-cell>
          <table:covered-table-cell table:number-columns-repeated="4" table:style-name="ce8"/>
          <table:table-cell table:number-columns-repeated="1012"/>
        </table:table-row>
        <table:table-row table:style-name="ro1" table:number-rows-repeated="3">
          <table:table-cell table:style-name="ce37"/>
          <table:table-cell table:style-name="ce22" table:number-columns-repeated="6"/>
          <table:table-cell table:style-name="ce37"/>
          <table:table-cell table:style-name="ce33" table:number-columns-repeated="4"/>
          <table:table-cell table:number-columns-repeated="1012"/>
        </table:table-row>
        <table:table-row table:style-name="ro1">
          <table:table-cell table:style-name="ce37"/>
          <table:table-cell table:style-name="ce22" table:number-columns-repeated="6"/>
          <table:table-cell table:style-name="ce33" table:number-columns-repeated="5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3" table:number-rows-spanned="1">
            <text:p>Результаты поверки:</text:p>
          </table:table-cell>
          <table:covered-table-cell table:number-columns-repeated="2" table:style-name="ce19"/>
          <table:table-cell table:style-name="ce27" table:formula="of:=IF(OR(ABS([.H27])&gt;0.1;ABS([.H28])&gt;0.1;ABS([.H29])&gt;0.1;ABS([.H30])&gt;0.1;ABS([.H31])&gt;0.1;ABS([.H32])&gt;0.1;ABS([.H33])&gt;0.1); &quot;Брак&quot;;&quot;Годен&quot;)" office:value-type="string" office:string-value="Брак" calcext:value-type="string" table:number-columns-spanned="9" table:number-rows-spanned="1">
            <text:p>Брак</text:p>
          </table:table-cell>
          <table:covered-table-cell table:number-columns-repeated="3" table:style-name="ce19"/>
          <table:covered-table-cell table:number-columns-repeated="5" table:style-name="ce46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2" table:formula="of:=&quot;Поверитель: &quot; &amp; [$Данные.B14]" office:value-type="string" office:string-value="Поверитель: " calcext:value-type="string" table:number-columns-spanned="12" table:number-rows-spanned="1">
            <text:p>Поверитель: 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2" table:formula="of:=&quot;Дата поверки: &quot; &amp; DAY(DATEVALUE(LEFT([$Данные.B2]; 5) &amp; &quot;-&quot; &amp; MID([$Данные.B2]; 7; 2) &amp; &quot;-&quot; &amp; MID([$Данные.B2]; 10; 2))) &amp; &quot;.&quot; &amp; MONTH(DATEVALUE(LEFT([$Данные.B2]; 5) &amp; &quot;-&quot; &amp; MID([$Данные.B2]; 7; 2) &amp; &quot;-&quot; &amp; MID([$Данные.B2]; 10; 2)))  &amp; &quot;.&quot; &amp; YEAR(DATEVALUE(LEFT([$Данные.B2]; 5) &amp; &quot;-&quot; &amp; MID([$Данные.B2]; 7; 2) &amp; &quot;-&quot; &amp; MID([$Данные.B2]; 10; 2)))" office:value-type="string" office:string-value="" calcext:value-type="error" table:number-columns-spanned="12" table:number-rows-spanned="1">
            <text:p>Ошибка:502</text:p>
          </table:table-cell>
          <table:covered-table-cell table:number-columns-repeated="11"/>
          <table:table-cell table:number-columns-repeated="101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Данные" table:style-name="ta1">
        <table:table-column table:style-name="co6" table:default-cell-style-name="ce87"/>
        <table:table-column table:style-name="co7" table:number-columns-repeated="1023" table:default-cell-style-name="ce90"/>
        <table:table-row table:style-name="ro2">
          <table:table-cell office:value-type="string" calcext:value-type="string">
            <text:p>Номер измерения</text:p>
          </table:table-cell>
          <table:table-cell table:style-name="ce88" office:value-type="string" calcext:value-type="string">
            <text:p>0</text:p>
          </table:table-cell>
          <table:table-cell table:style-name="ce89" table:number-columns-repeated="11"/>
          <table:table-cell table:number-columns-repeated="1011"/>
        </table:table-row>
        <table:table-row table:style-name="ro2">
          <table:table-cell office:value-type="string" calcext:value-type="string">
            <text:p>Дата</text:p>
          </table:table-cell>
          <table:table-cell table:style-name="ce89" office:value-type="string" calcext:value-type="string">
            <text:p>0</text:p>
          </table:table-cell>
          <table:table-cell table:style-name="ce89" table:number-columns-repeated="11"/>
          <table:table-cell table:number-columns-repeated="1011"/>
        </table:table-row>
        <table:table-row table:style-name="ro2">
          <table:table-cell office:value-type="string" calcext:value-type="string">
            <text:p>Интервал измерения</text:p>
          </table:table-cell>
          <table:table-cell table:style-name="ce89" office:value-type="string" calcext:value-type="string">
            <text:p>0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Результат</text:p>
          </table:table-cell>
          <table:table-cell table:style-name="ce89" office:value-type="string" calcext:value-type="string">
            <text:p>0</text:p>
          </table:table-cell>
          <table:table-cell table:style-name="ce89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Комментарий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89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9"/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ce89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ce89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9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9"/>
          <table:table-cell table:number-columns-repeated="1022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Фото" table:style-name="ta1">
        <table:table-column table:style-name="co5" table:number-columns-repeated="1024" table:default-cell-style-name="ce8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Справка" table:style-name="ta1">
        <table:table-column table:style-name="co5" table:number-columns-repeated="16" table:default-cell-style-name="Default"/>
        <table:table-row table:style-name="ro4">
          <table:table-cell table:style-name="ce93" office:value-type="string" calcext:value-type="string" table:number-columns-spanned="16" table:number-rows-spanned="34">
            <text:p><text:span text:style-name="T1">Для корректной вставки результатов измерений в поля протокола необходимо проводить измерения в порядке, </text:span></text:p>
            <text:p><text:span text:style-name="T1">указанном в таблице соответствующего протокола </text:span></text:p>
            <text:p/>
          </table:table-cell>
          <table:covered-table-cell table:number-columns-repeated="15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  <table:table-row table:style-name="ro4">
          <table:covered-table-cell table:number-columns-repeated="16"/>
        </table:table-row>
      </table:table>
      <table:named-expressions/>
      <table:database-ranges>
        <table:database-range table:name="__Anonymous_Sheet_DB__5" table:target-range-address="Справка.A1:Справка.A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.00.0000</text:date>, <text:time style:data-style-name="N2" text:time-value="16:54:07.1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 LibreOffice_project/7bcb35dc3024a62dea0caee87020152d1ee96e71</meta:generator>
    <dc:date>2019-07-03T16:54:36.693000000</dc:date>
    <meta:editing-duration>PT3H2M46S</meta:editing-duration>
    <meta:editing-cycles>56</meta:editing-cycles>
    <meta:document-statistic meta:table-count="6" meta:cell-count="239" meta:object-count="0"/>
  </office:meta>
</office:document-meta>
</file>